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ntextManager.existsReservedContex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ContextManag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ContextManager.getReservedContex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ContextManager.existsContext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ContextManager.deleteContext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Context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textManager.createContext( String name , String loadURI , String save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efaultContextManager.getContext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Context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ContextManager.isReservedContextNam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ContextManager.g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ntextManager.hasSession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ContextManager.getSessionContexts( Http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